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5</text:p>
          </table:table-cell>
          <table:table-cell office:value-type="string" calcext:value-type="string">
            <text:p>3,39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52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5,0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10,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3,258</text:p>
          </table:table-cell>
          <table:table-cell office:value-type="string" calcext:value-type="string">
            <text:p>1,171</text:p>
          </table:table-cell>
          <table:table-cell/>
          <table:table-cell office:value-type="string" calcext:value-type="string">
            <text:p>1,778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404" calcext:value-type="float">
            <text:p>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table:number-columns-repeated="2"/>
          <table:table-cell office:value-type="string" calcext:value-type="string">
            <text:p>3,6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297" calcext:value-type="float">
            <text:p>29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450" calcext:value-type="float">
            <text:p>45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,133</text:p>
          </table:table-cell>
          <table:table-cell office:value-type="string" calcext:value-type="string">
            <text:p>1,215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 5</text:p>
          </table:table-cell>
          <table:table-cell office:value-type="string" calcext:value-type="string">
            <text:p>81,647</text:p>
          </table:table-cell>
          <table:table-cell office:value-type="float" office:value="706" calcext:value-type="float">
            <text:p>706</text:p>
          </table:table-cell>
          <table:table-cell table:number-columns-repeated="5"/>
          <table:table-cell office:value-type="string" calcext:value-type="string">
            <text:p>48,3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1,672</text:p>
          </table:table-cell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33" calcext:value-type="float">
            <text:p>8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.5" calcext:value-type="float">
            <text:p>1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.6" calcext:value-type="float">
            <text:p>1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+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.1" calcext:value-type="float">
            <text:p>29.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.2" calcext:value-type="float">
            <text:p>2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.3" calcext:value-type="float">
            <text:p>24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13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85.3" calcext:value-type="float">
            <text:p>8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97,171</text:p>
          </table:table-cell>
          <table:table-cell office:value-type="string" calcext:value-type="string">
            <text:p>2,345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964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30</meta:creation-date>
    <dc:date>2018-09-01T09:03:30</dc:date>
    <meta:generator>LibreOffice/5.1.6.2$Linux_X86_64 LibreOffice_project/10m0$Build-2</meta:generator>
    <meta:document-statistic meta:table-count="1" meta:cell-count="3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